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75cm"/>
    </style:style>
    <style:style style:name="co2" style:family="table-column">
      <style:table-column-properties fo:break-before="auto" style:column-width="5.338cm"/>
    </style:style>
    <style:style style:name="co3" style:family="table-column">
      <style:table-column-properties fo:break-before="auto" style:column-width="6.181cm"/>
    </style:style>
    <style:style style:name="co4" style:family="table-column">
      <style:table-column-properties fo:break-before="auto" style:column-width="7.27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6.369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12.689cm" fo:break-before="auto" style:use-optimal-row-height="true"/>
    </style:style>
    <style:style style:name="ro6" style:family="table-row">
      <style:table-row-properties style:row-height="11.504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6.765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10.714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23.35cm" fo:break-before="auto" style:use-optimal-row-height="true"/>
    </style:style>
    <style:style style:name="ro13" style:family="table-row">
      <style:table-row-properties style:row-height="15.849cm" fo:break-before="auto" style:use-optimal-row-height="true"/>
    </style:style>
    <style:style style:name="ro14" style:family="table-row">
      <style:table-row-properties style:row-height="8.74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8.345cm" fo:break-before="auto" style:use-optimal-row-height="true"/>
    </style:style>
    <style:style style:name="ro17" style:family="table-row">
      <style:table-row-properties style:row-height="12.294cm" fo:break-before="auto" style:use-optimal-row-height="true"/>
    </style:style>
    <style:style style:name="ro18" style:family="table-row">
      <style:table-row-properties style:row-height="11.109cm" fo:break-before="auto" style:use-optimal-row-height="true"/>
    </style:style>
    <style:style style:name="ro19" style:family="table-row">
      <style:table-row-properties style:row-height="14.268cm" fo:break-before="auto" style:use-optimal-row-height="true"/>
    </style:style>
    <style:style style:name="ro20" style:family="table-row">
      <style:table-row-properties style:row-height="7.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c9211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fo:color="#c9211e"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table:number-columns-repeated="2"/>
          <table:table-cell table:style-name="ce2"/>
          <table:table-cell table:number-columns-repeated="1021"/>
        </table:table-row>
        <table:table-row table:style-name="ro1">
          <table:table-cell table:style-name="ce2" office:value-type="string" calcext:value-type="string">
            <text:p>Arrays</text:p>
          </table:table-cell>
          <table:table-cell/>
          <table:table-cell table:style-name="ce2" office:value-type="string" calcext:value-type="string">
            <text:p>Logic</text:p>
          </table:table-cell>
          <table:table-cell table:style-name="ce2" office:value-type="string" calcext:value-type="string">
            <text:p>Code</text:p>
          </table:table-cell>
          <table:table-cell table:number-columns-repeated="1020"/>
        </table:table-row>
        <table:table-row table:style-name="ro2">
          <table:table-cell table:style-name="ce3" office:value-type="string" calcext:value-type="string">
            <text:p>You are given a string s. You need to reverse the string. </text:p>
          </table:table-cell>
          <table:table-cell office:value-type="string" calcext:value-type="string">
            <text:p><text:span text:style-name="T1">Input:</text:span></text:p>
            <text:p><text:span text:style-name="T2">s = Geeks</text:span></text:p>
            <text:p><text:span text:style-name="T1">Output: skeeG</text:span></text:p>
            <text:p/>
          </table:table-cell>
          <table:table-cell office:value-type="string" calcext:value-type="string">
            <text:p>original_str = “abc”</text:p>
            <text:p>rev_str = “”;</text:p>
            <text:p>Traverse the string from the last and keep on adding the character to rev_string.</text:p>
          </table:table-cell>
          <table:table-cell office:value-type="string" calcext:value-type="string">
            <text:p>public static String reverseWord(String str)</text:p>
            <text:p>    {</text:p>
            <text:p>       String rstr = "";</text:p>
            <text:p>       for(int i=str.length()-1;i&gt;=0;i--){</text:p>
            <text:p>           rstr = rstr + str.charAt(i);</text:p>
            <text:p>       }</text:p>
            <text:p>       return rstr;</text:p>
            <text:p>    }</text:p>
          </table:table-cell>
          <table:table-cell table:number-columns-repeated="1020"/>
        </table:table-row>
        <table:table-row table:style-name="ro3">
          <table:table-cell table:style-name="ce3" office:value-type="string" calcext:value-type="string">
            <text:p>Given an array A of size N of integers. Your task is to find the minimum and maximum elements in the array.</text:p>
          </table:table-cell>
          <table:table-cell office:value-type="string" calcext:value-type="string">
            <text:p>Input:</text:p>
            <text:p>N = 6</text:p>
            <text:p>A[] = {3, 2, 1, 56, 10000, 167}</text:p>
            <text:p>Output: 1 10000</text:p>
            <text:p>Explanation: minimum and maximum elements of array are 1 and 10000.</text:p>
          </table:table-cell>
          <table:table-cell office:value-type="string" calcext:value-type="string">
            <text:p>traverse the array and update min and max as we read element on the array.</text:p>
          </table:table-cell>
          <table:table-cell office:value-type="string" calcext:value-type="string">
            <text:p>static Pair getMinMax(long a[], long n)  </text:p>
            <text:p>    {</text:p>
            <text:p>        //Write your code here</text:p>
            <text:p>        long min=Long.MAX_VALUE;</text:p>
            <text:p>        long max=Long.MIN_VALUE;</text:p>
            <text:p>        for(int i=0;i&lt;n;i++){</text:p>
            <text:p>            if(a[i] &lt; min){</text:p>
            <text:p>                min = a[i];</text:p>
            <text:p>                </text:p>
            <text:p>            }</text:p>
            <text:p>            if(a[i] &gt; max){</text:p>
            <text:p>                max = a[i];</text:p>
            <text:p>            }</text:p>
            <text:p>        }</text:p>
            <text:p>        return new Pair(min,max);</text:p>
            <text:p>    }</text:p>
          </table:table-cell>
          <table:table-cell table:number-columns-repeated="1020"/>
        </table:table-row>
        <table:table-row table:style-name="ro4">
          <table:table-cell table:style-name="ce3" office:value-type="string" calcext:value-type="string">
            <text:p>Given an array arr[] and an integer K where K is smaller than size of array, the task is to find the Kth smallest element in the given array. It is given that all array elements are distinct.</text:p>
          </table:table-cell>
          <table:table-cell office:value-type="string" calcext:value-type="string">
            <text:p>Input:</text:p>
            <text:p>N = 6</text:p>
            <text:p>arr[] = 7 10 4 3 20 15</text:p>
            <text:p>K = 3</text:p>
            <text:p>L=0 R=5</text:p>
            <text:p/>
            <text:p>Output : 7</text:p>
            <text:p>Explanation :</text:p>
            <text:p>3rd smallest element in the given </text:p>
            <text:p>array is 7.</text:p>
          </table:table-cell>
          <table:table-cell office:value-type="string" calcext:value-type="string">
            <text:p>sort the array and return element at k-1 index</text:p>
          </table:table-cell>
          <table:table-cell office:value-type="string" calcext:value-type="string">
            <text:p> public static int kthSmallest(int[] arr, int l, int r, int k) </text:p>
            <text:p>    { </text:p>
            <text:p>        //Your code here</text:p>
            <text:p>        Arrays.sort(arr);</text:p>
            <text:p>        return arr[k-1];</text:p>
            <text:p>    } </text:p>
          </table:table-cell>
          <table:table-cell table:number-columns-repeated="1020"/>
        </table:table-row>
        <table:table-row table:style-name="ro5">
          <table:table-cell table:style-name="ce3" office:value-type="string" calcext:value-type="string">
            <text:p>Given an array which consists of only 0, 1 and 2. Sort the array without using any sorting algo</text:p>
          </table:table-cell>
          <table:table-cell office:value-type="string" calcext:value-type="string">
            <text:p>Input: </text:p>
            <text:p>N = 5</text:p>
            <text:p>arr[]= {0 2 1 2 0}</text:p>
            <text:p>Output:</text:p>
            <text:p>0 0 1 2 2</text:p>
            <text:p>Explanation:</text:p>
            <text:p>0s 1s and 2s are segregated </text:p>
            <text:p>into ascending order.</text:p>
          </table:table-cell>
          <table:table-cell office:value-type="string" calcext:value-type="string">
            <text:p>count number of zeroes, ones and twos. Then modify the first z elements to 0 and then next z(zeroes)+o(ones) to 1 and then the rest of element to 2.</text:p>
          </table:table-cell>
          <table:table-cell office:value-type="string" calcext:value-type="string">
            <text:p>public static void sort012(int a[], int n)</text:p>
            <text:p>    {</text:p>
            <text:p>        // code here </text:p>
            <text:p>        int z = 0;</text:p>
            <text:p>        int o = 0;</text:p>
            <text:p>        int t = 0;</text:p>
            <text:p>        </text:p>
            <text:p>        for(int i=0;i&lt;n;i++){</text:p>
            <text:p>            if(a[i] == 0)</text:p>
            <text:p>                z++;</text:p>
            <text:p>            else if(a[i] == 1)</text:p>
            <text:p>                o++;</text:p>
            <text:p>            else</text:p>
            <text:p>                t++;</text:p>
            <text:p>        }</text:p>
            <text:p>        int idx=0;</text:p>
            <text:p>       while(idx &lt; z){</text:p>
            <text:p>           a[idx]=0;</text:p>
            <text:p>           idx++;</text:p>
            <text:p>       }</text:p>
            <text:p>       </text:p>
            <text:p>       while(idx &lt; z+o){</text:p>
            <text:p>           a[idx]=1;</text:p>
            <text:p>           idx++;</text:p>
            <text:p>       }</text:p>
            <text:p>        </text:p>
            <text:p>       while(idx &lt; z+o+t){</text:p>
            <text:p>           a[idx]=2;</text:p>
            <text:p>           idx++;</text:p>
            <text:p>       }    </text:p>
            <text:p>        </text:p>
            <text:p>    }</text:p>
          </table:table-cell>
          <table:table-cell table:number-columns-repeated="1020"/>
        </table:table-row>
        <table:table-row table:style-name="ro6">
          <table:table-cell table:style-name="ce3" office:value-type="string" calcext:value-type="string">
            <text:p>Move all the negative elements to one side of the array and keep the order of positive and negative element same.</text:p>
          </table:table-cell>
          <table:table-cell office:value-type="string" calcext:value-type="string">
            <text:p>Input : </text:p>
            <text:p>N = 8</text:p>
            <text:p>arr[] = {1, -1, 3, 2, -7, -5, 11, 6 }</text:p>
            <text:p>Output : </text:p>
            <text:p>1  3  2  11  6  -1  -7  -5</text:p>
          </table:table-cell>
          <table:table-cell table:style-name="ce8" office:value-type="string" calcext:value-type="string">
            <text:p>The problem becomes easier if we are allowed to use extra space. Idea is create an empty array (temp[]). First we store all positive element of given array and then we store all negative element of array in Temp[]. Finally we copy temp[] to original array.</text:p>
          </table:table-cell>
          <table:table-cell office:value-type="string" calcext:value-type="string">
            <text:p>public void segregateElements(int arr[], int n)</text:p>
            <text:p>    {</text:p>
            <text:p>        int temp[] = new int[n];</text:p>
            <text:p>        int k=0;</text:p>
            <text:p>        for(int i=0;i&lt;n;i++){</text:p>
            <text:p>            if(arr[i] &gt; 0)</text:p>
            <text:p>            {</text:p>
            <text:p>                temp[k++]=arr[i];</text:p>
            <text:p>            }</text:p>
            <text:p>        }</text:p>
            <text:p>        </text:p>
            <text:p>        for(int i=0;i&lt;n;i++){</text:p>
            <text:p>            if(arr[i] == 0)</text:p>
            <text:p>            {</text:p>
            <text:p>                temp[k++]=0;</text:p>
            <text:p>            }</text:p>
            <text:p>        }</text:p>
            <text:p>        </text:p>
            <text:p>        for(int i=0;i&lt;n;i++){</text:p>
            <text:p>            if(arr[i] &lt; 0)</text:p>
            <text:p>            {</text:p>
            <text:p>                temp[k++]=arr[i];</text:p>
            <text:p>            }</text:p>
            <text:p>        }</text:p>
            <text:p>        </text:p>
            <text:p>        for(int i=0;i&lt;n;i++){</text:p>
            <text:p>           arr[i] = temp[i];</text:p>
            <text:p>        }</text:p>
            <text:p>    }</text:p>
          </table:table-cell>
          <table:table-cell table:number-columns-repeated="1020"/>
        </table:table-row>
        <table:table-row table:style-name="ro3">
          <table:table-cell table:style-name="ce2" office:value-type="string" calcext:value-type="string">
            <text:p>Given two sorted arrays a[] and b[] of size n and m respectively. The task is to find the number of elements in the union between these two arrays.</text:p>
            <text:p/>
            <text:p>Union of the two arrays can be defined as the set containing distinct elements from both the arrays. If there are repetitions, then only one occurrence of element should be printed in the union.</text:p>
            <text:p/>
            <text:p>Note : Elements are not necessarily distinct.</text:p>
          </table:table-cell>
          <table:table-cell office:value-type="string" calcext:value-type="string">
            <text:p>Input:</text:p>
            <text:p>5 3</text:p>
            <text:p>1 2 3 4 5</text:p>
            <text:p>1 2 3</text:p>
            <text:p>Output: </text:p>
            <text:p>5</text:p>
            <text:p>Explanation: </text:p>
            <text:p>1, 2, 3, 4 and 5 are the</text:p>
            <text:p>elements which comes in the union set</text:p>
            <text:p>of both arrays. So count is 5.</text:p>
          </table:table-cell>
          <table:table-cell table:style-name="ce8" office:value-type="string" calcext:value-type="string">
            <text:p>The idea is to store all the element of both arrays a and b in a hashset, and return the size of set as a set only stores distinct elements.</text:p>
          </table:table-cell>
          <table:table-cell office:value-type="string" calcext:value-type="string">
            <text:p> public static int doUnion(int a[], int n, int b[], int m) </text:p>
            <text:p>    {</text:p>
            <text:p>        //Your code here</text:p>
            <text:p>        HashSet&lt;Integer&gt; set = new HashSet&lt;Integer&gt;();</text:p>
            <text:p>        for(int i=0;i&lt;n;i++){</text:p>
            <text:p>            set.add(a[i]);</text:p>
            <text:p>        }</text:p>
            <text:p>        </text:p>
            <text:p>        for(int i=0;i&lt;m;i++){</text:p>
            <text:p>            set.add(b[i]);</text:p>
            <text:p>        }</text:p>
            <text:p>        </text:p>
            <text:p>        return set.size();</text:p>
            <text:p>    }</text:p>
          </table:table-cell>
          <table:table-cell table:number-columns-repeated="1020"/>
        </table:table-row>
        <table:table-row table:style-name="ro7">
          <table:table-cell table:style-name="ce3" office:value-type="string" calcext:value-type="string">
            <text:p>Given an array, rotate the array by one position in clock-wise direction.</text:p>
          </table:table-cell>
          <table:table-cell office:value-type="string" calcext:value-type="string">
            <text:p>Input:</text:p>
            <text:p>N = 5</text:p>
            <text:p>A[] = {1, 2, 3, 4, 5}</text:p>
            <text:p>Output:</text:p>
            <text:p>5 1 2 3 4</text:p>
          </table:table-cell>
          <table:table-cell office:value-type="string" calcext:value-type="string">
            <text:p>Store the last element of the array in a temporary variable.</text:p>
            <text:p>Shift all elements to the right by one position, starting from the end.</text:p>
            <text:p>Place the stored element at the beginning of the array.</text:p>
          </table:table-cell>
          <table:table-cell office:value-type="string" calcext:value-type="string">
            <text:p> public void rotate(int arr[], int n)</text:p>
            <text:p>    {</text:p>
            <text:p>        </text:p>
            <text:p>        int temp = arr[n-1];</text:p>
            <text:p>      </text:p>
            <text:p>        for(int i=n-1;i&gt;0;i--){</text:p>
            <text:p>            </text:p>
            <text:p>            arr[i]=arr[i-1];</text:p>
            <text:p>        }</text:p>
            <text:p>        </text:p>
            <text:p>        arr[0] = temp;</text:p>
            <text:p>        </text:p>
            <text:p>    }</text:p>
          </table:table-cell>
          <table:table-cell table:number-columns-repeated="1020"/>
        </table:table-row>
        <table:table-row table:style-name="ro8">
          <table:table-cell table:style-name="ce2" office:value-type="string" calcext:value-type="string">
            <text:p>Given an array Arr[] of N integers. Find the contiguous sub-array(containing at least one number) which has the maximum sum and return its sum.</text:p>
          </table:table-cell>
          <table:table-cell office:value-type="string" calcext:value-type="string">
            <text:p>Input:</text:p>
            <text:p>N = 5</text:p>
            <text:p>Arr[] = {1,2,3,-2,5}</text:p>
            <text:p>Output:</text:p>
            <text:p>9</text:p>
            <text:p>Explanation:</text:p>
            <text:p>Max subarray sum is 9</text:p>
            <text:p>of elements (1, 2, 3, -2, 5) which </text:p>
            <text:p>is a contiguous subarray.</text:p>
          </table:table-cell>
          <table:table-cell office:value-type="string" calcext:value-type="string">
            <text:p>We can generate all the sun arrays and then find the sum and update the max sum in O(n^2). Kadane is efficient way. Kadane algo:</text:p>
            <text:p/>
            <text:p>Initialise sum = 0;</text:p>
            <text:p>Add ith element to sum and update maxi.</text:p>
            <text:p/>
            <text:p>If sum &lt; 0 then sum = 0;</text:p>
            <text:p>Do these steps for all the elements.</text:p>
          </table:table-cell>
          <table:table-cell office:value-type="string" calcext:value-type="string">
            <text:p>long maxSubarraySum(int arr[], int n){</text:p>
            <text:p>        </text:p>
            <text:p>        // Your code here</text:p>
            <text:p>        long sum = 0;</text:p>
            <text:p>        long maxi = arr[0];</text:p>
            <text:p>        </text:p>
            <text:p>        </text:p>
            <text:p>        for(int i=0;i&lt;n;i++){</text:p>
            <text:p>            sum = sum + arr[i];</text:p>
            <text:p>            maxi = Math.max(maxi,sum);</text:p>
            <text:p>            if(sum &lt; 0)</text:p>
            <text:p>            sum = 0;</text:p>
            <text:p>        }</text:p>
            <text:p>        </text:p>
            <text:p>        return maxi;</text:p>
            <text:p>        </text:p>
            <text:p>    }</text:p>
          </table:table-cell>
          <table:table-cell table:number-columns-repeated="1020"/>
        </table:table-row>
        <table:table-row table:style-name="ro1">
          <table:table-cell table:style-name="ce7" office:value-type="string" calcext:value-type="string">
            <text:p>Minimize the maximum difference between heights [V.IMP]</text:p>
          </table:table-cell>
          <table:table-cell table:number-columns-repeated="1023"/>
        </table:table-row>
        <table:table-row table:style-name="ro9">
          <table:table-cell table:style-name="ce2" office:value-type="string" calcext:value-type="string">
            <text:p>Given an array of N integers arr[] where each element represents the maximum length of the jump that can be made forward from that element. This means if arr[i] = x, then we can jump any distance y such that y ≤ x.</text:p>
            <text:p>Find the minimum number of jumps to reach the end of the array (starting from the first element). If an element is 0, then you cannot move through that element.</text:p>
            <text:p/>
            <text:p>Note: Return -1 if you can't reach the end of the array.</text:p>
          </table:table-cell>
          <table:table-cell office:value-type="string" calcext:value-type="string">
            <text:p>Input:</text:p>
            <text:p>N = 11 </text:p>
            <text:p>arr[] = {1, 3, 5, 8, 9, 2, 6, 7, 6, 8, 9} </text:p>
            <text:p>Output: 3 </text:p>
            <text:p>Explanation: </text:p>
            <text:p>First jump from 1st element to 2nd </text:p>
            <text:p>element with value 3. Now, from here </text:p>
            <text:p>we jump to 5th element with value 9, </text:p>
            <text:p>and from here we will jump to the last. </text:p>
          </table:table-cell>
          <table:table-cell office:value-type="string" calcext:value-type="string">
            <text:p>DP Problem </text:p>
          </table:table-cell>
          <table:table-cell office:value-type="string" calcext:value-type="string">
            <text:p>I will cover in DP.</text:p>
          </table:table-cell>
          <table:table-cell table:number-columns-repeated="1020"/>
        </table:table-row>
        <table:table-row table:style-name="ro10">
          <table:table-cell table:style-name="ce2" office:value-type="string" calcext:value-type="string">
            <text:p>Given an array a of size N which contains elements from 0 to N-1, you need to find all the elements occurring more than once in the given array. Return the answer in ascending order. If no such element is found, return list containing [-1]. </text:p>
            <text:p/>
            <text:p>Note: The extra space is only for the array to be returned. Try and perform all operations within the provided array. </text:p>
            <text:p/>
            <text:p/>
          </table:table-cell>
          <table:table-cell office:value-type="string" calcext:value-type="string">
            <text:p>Input:</text:p>
            <text:p>N = 4</text:p>
            <text:p>a[] = {0,3,1,2}</text:p>
            <text:p>Output: </text:p>
            <text:p>-1</text:p>
            <text:p>Explanation: </text:p>
            <text:p>There is no repeating element in the array. Therefore output is -1.</text:p>
          </table:table-cell>
          <table:table-cell office:value-type="string" calcext:value-type="string">
            <text:p>The idea in this is to use a hash map to count the occurrences of each element in the input array. It then identifies elements with counts greater than 1, indicating duplicates.</text:p>
          </table:table-cell>
          <table:table-cell office:value-type="string" calcext:value-type="string">
            <text:p>public static ArrayList&lt;Integer&gt; duplicates(int arr[], int n) {</text:p>
            <text:p>        // code here</text:p>
            <text:p>        Map&lt;Integer,Integer&gt; map = new HashMap&lt;Integer,Integer&gt;();</text:p>
            <text:p>        ArrayList&lt;Integer&gt; list = new ArrayList&lt;Integer&gt;();</text:p>
            <text:p>        for(int i=0;i&lt;n;i++){</text:p>
            <text:p>            if(!map.containsKey(arr[i])){</text:p>
            <text:p>                map.put(arr[i],1);</text:p>
            <text:p>            }else{</text:p>
            <text:p>                map.put(arr[i],map.get(arr[i])+1);</text:p>
            <text:p>            }</text:p>
            <text:p>        }</text:p>
            <text:p>        </text:p>
            <text:p>        for(Integer i : map.keySet()){</text:p>
            <text:p>            if(map.get(i) &gt; 1){</text:p>
            <text:p>                list.add(i);</text:p>
            <text:p>            }</text:p>
            <text:p>        }</text:p>
            <text:p>        Collections.sort(list);</text:p>
            <text:p>        if(list.size() &gt;= 1)</text:p>
            <text:p>        return list;</text:p>
            <text:p>        </text:p>
            <text:p>        list.add(-1);</text:p>
            <text:p>        return list;</text:p>
            <text:p>    }</text:p>
          </table:table-cell>
          <table:table-cell table:number-columns-repeated="1020"/>
        </table:table-row>
        <table:table-row table:style-name="ro11">
          <table:table-cell table:style-name="ce2" office:value-type="string" calcext:value-type="string">
            <text:p>Given two sorted arrays arr1[] and arr2[] of sizes n and m in non-decreasing order. Merge them in sorted order without using any extra space. Modify arr1 so that it contains the first N elements and modify arr2 so that it contains the last M elements.</text:p>
          </table:table-cell>
          <table:table-cell office:value-type="string" calcext:value-type="string">
            <text:p>Input: </text:p>
            <text:p>n = 4, arr1[] = [1 3 5 7] </text:p>
            <text:p>m = 5, arr2[] = [0 2 6 8 9]</text:p>
            <text:p>Output: </text:p>
            <text:p>arr1[] = [0 1 2 3]</text:p>
            <text:p>arr2[] = [5 6 7 8 9]</text:p>
            <text:p>Explanation:</text:p>
            <text:p>After merging the two </text:p>
            <text:p>non-decreasing arrays, we get, </text:p>
            <text:p>0 1 2 3 5 6 7 8 9.</text:p>
          </table:table-cell>
          <table:table-cell office:value-type="string" calcext:value-type="string">
            <text:p>i points to last element in arr1 and j points to first element in arr2. The intution is that we need to put small elements in first arr and bigger elements in arr2. Last element in arr1 is biggest so it is highly likely that it should move to arr2. We run the loop till swapping is happening. Once swapping stops, then that mean every element is in right array and we can sort arr1 and arr2. <text:a xlink:href="https://www.youtube.com/watch?v=n7uwj04E0I4" xlink:type="simple">https://www.youtube.com/watch?v=n7uwj04E0I4</text:a></text:p>
          </table:table-cell>
          <table:table-cell office:value-type="string" calcext:value-type="string">
            <text:p> public static void merge(long arr1[], long arr2[], int n, int m) </text:p>
            <text:p>    {</text:p>
            <text:p>        // code here </text:p>
            <text:p>        int i = n-1;</text:p>
            <text:p>        int j = 0;</text:p>
            <text:p>        </text:p>
            <text:p>        while(i&gt;=0 &amp;&amp; j&lt;m){</text:p>
            <text:p>            if(arr1[i] &gt; arr2[j]){</text:p>
            <text:p>                long t = arr1[i];</text:p>
            <text:p>                arr1[i] = arr2[j];</text:p>
            <text:p>                arr2[j] = t;</text:p>
            <text:p>                i--;</text:p>
            <text:p>                j++;</text:p>
            <text:p>            }else{</text:p>
            <text:p>                break;</text:p>
            <text:p>            }</text:p>
            <text:p/>
            <text:p>        }</text:p>
            <text:p>        </text:p>
            <text:p>        Arrays.sort(arr1);</text:p>
            <text:p>        Arrays.sort(arr2);</text:p>
            <text:p>    }</text:p>
          </table:table-cell>
          <table:table-cell table:number-columns-repeated="1020"/>
        </table:table-row>
        <table:table-row table:style-name="ro12">
          <table:table-cell table:style-name="ce2" office:value-type="string" calcext:value-type="string">
            <text:p>Given a collection of Intervals, the task is to merge all of the overlapping Intervals.</text:p>
          </table:table-cell>
          <table:table-cell office:value-type="string" calcext:value-type="string">
            <text:p>Input:</text:p>
            <text:p>Intervals = {{1,3},{2,4},{6,8},{9,10}}</text:p>
            <text:p>Output: {{1, 4}, {6, 8}, {9, 10}}</text:p>
            <text:p>Explanation: Given intervals: [1,3],[2,4]</text:p>
            <text:p>[6,8],[9,10], we have only two overlapping</text:p>
            <text:p>intervals here,[1,3] and [2,4]. Therefore</text:p>
            <text:p>we will merge these two and return [1,4],</text:p>
            <text:p>[6,8], [9,10].</text:p>
          </table:table-cell>
          <table:table-cell office:value-type="string" calcext:value-type="string">
            <text:p>if length of intervals array is 1, that means it has only one row then simply return Intervals.</text:p>
            <text:p/>
            <text:p>Else:</text:p>
            <text:p>Sort the array of intervals.</text:p>
            <text:p>Create an empty arrayList.</text:p>
            <text:p>Add first interval into the list and initialise j to row 1 of Intervals.</text:p>
            <text:p>Now, compare the last element in the list with the jth interval in the intervals array, if there is an overlap, create a new interval , remove existing interval from list and add the new interval to the list. Increment j and keep on checking for overlap until some interval is found that is not overlapped.</text:p>
            <text:p>Add non-overlapped interval to the list and point j to the next interval and then check for overlapping, if found overlapped then update the last interval from the list.</text:p>
            <text:p/>
            <text:p>Keep doing this process until j visits all the intervals.</text:p>
          </table:table-cell>
          <table:table-cell office:value-type="string" calcext:value-type="string">
            <text:p>public int[][] overlappedInterval(int[][] Intervals)</text:p>
            <text:p>    {</text:p>
            <text:p>        // Code here // Code here</text:p>
            <text:p>        if(Intervals.length == 1){</text:p>
            <text:p>            return Intervals;</text:p>
            <text:p>        }</text:p>
            <text:p>        Arrays.sort(Intervals, new Comparator&lt;int[]&gt;(){</text:p>
            <text:p>            public int compare(int[] a, int[] b){</text:p>
            <text:p>                if(a[0] &gt; b[0]){</text:p>
            <text:p>                    return 1;</text:p>
            <text:p>                }else if(a[0] &lt; b[0]){</text:p>
            <text:p>                    return -1;</text:p>
            <text:p>                }else{</text:p>
            <text:p>                    if(a[1] &lt; b[1])</text:p>
            <text:p>                    return -1;</text:p>
            <text:p>                    else if(a[1] &gt; b[1])</text:p>
            <text:p>                    return 1;</text:p>
            <text:p>                }</text:p>
            <text:p>                return 0;</text:p>
            <text:p>            }</text:p>
            <text:p>        });</text:p>
            <text:p>        </text:p>
            <text:p>    ArrayList&lt;int[]&gt; list = new ArrayList&lt;int[]&gt;();</text:p>
            <text:p>   </text:p>
            <text:p>    list.add(Intervals[0]);</text:p>
            <text:p>    int idx = 0;</text:p>
            <text:p>    int j = 1;</text:p>
            <text:p>    while(j &lt; Intervals.length){</text:p>
            <text:p>      </text:p>
            <text:p>        while(idx &lt; list.size() &amp;&amp; j &lt; Intervals.length &amp;&amp; list.get(idx)[1] &gt;= Intervals[j][0]){</text:p>
            <text:p>            </text:p>
            <text:p>            int bigger = (Intervals[j][1] &gt; list.get(idx)[1]) ? Intervals[j][1] : list.get(idx)[1];</text:p>
            <text:p>            int smaller = list.get(idx)[0];</text:p>
            <text:p>            list.remove(idx);</text:p>
            <text:p>            list.add(new int[]{smaller, bigger});</text:p>
            <text:p>            j++;</text:p>
            <text:p>        }</text:p>
            <text:p>        if(j &lt; Intervals.length){</text:p>
            <text:p>            list.add(Intervals[j]);</text:p>
            <text:p>            idx++;</text:p>
            <text:p>        }</text:p>
            <text:p>    }</text:p>
            <text:p>    </text:p>
            <text:p>    int [][] ans = new int[list.size()][2];</text:p>
            <text:p>    for(int b=0;b&lt;list.size();b++){</text:p>
            <text:p>        ans[b][0]=list.get(b)[0];</text:p>
            <text:p>        ans[b][1]=list.get(b)[1];</text:p>
            <text:p>    }</text:p>
            <text:p>    </text:p>
            <text:p>    return ans;</text:p>
            <text:p>    </text:p>
            <text:p>    </text:p>
            <text:p>    </text:p>
            <text:p>    </text:p>
            <text:p>    }</text:p>
          </table:table-cell>
          <table:table-cell table:number-columns-repeated="1020"/>
        </table:table-row>
        <table:table-row table:style-name="ro13">
          <table:table-cell table:style-name="ce2" office:value-type="string" calcext:value-type="string">
            <text:p>Implement the next permutation, which rearranges the list of numbers into Lexicographically next greater permutation of list of numbers. If such arrangement is not possible, it must be rearranged to the lowest possible order i.e. sorted in an ascending order. You are given an list of numbers arr[ ] of size N.</text:p>
          </table:table-cell>
          <table:table-cell office:value-type="string" calcext:value-type="string">
            <text:p>Input: N = 6</text:p>
            <text:p>arr = {1, 2, 3, 6, 5, 4}</text:p>
            <text:p>Output: {1, 2, 4, 3, 5, 6}</text:p>
            <text:p>Explaination: The next permutation of the </text:p>
            <text:p>given array is {1, 2, 4, 3, 5, 6}.</text:p>
          </table:table-cell>
          <table:table-cell office:value-type="string" calcext:value-type="string">
            <text:p>start from last index and keep checking that element before it is greater than this element, if so, keep on decrementing the pointer until arr[i-1] &lt; arr[i]. swap arr[i-1] with the element which is just greater than arr[i-1] from last index. Sort the arr from i to N-1;</text:p>
          </table:table-cell>
          <table:table-cell office:value-type="string" calcext:value-type="string">
            <text:p>static List&lt;Integer&gt; nextPermutation(int N, int arr[]){</text:p>
            <text:p>        // code here</text:p>
            <text:p>        List&lt;Integer&gt; ans = new ArrayList&lt;Integer&gt;();</text:p>
            <text:p>        </text:p>
            <text:p>        if(N==1){</text:p>
            <text:p>            ans.add(arr[0]);</text:p>
            <text:p>            return ans;</text:p>
            <text:p>        }</text:p>
            <text:p>        if(N==2){</text:p>
            <text:p>            ans.add(arr[1]);</text:p>
            <text:p>            ans.add(arr[0]);</text:p>
            <text:p>            return ans;</text:p>
            <text:p>        }</text:p>
            <text:p>        int i=N-1;</text:p>
            <text:p>        </text:p>
            <text:p>        while(i &gt; 0 &amp;&amp; arr[i] &lt;= arr[i-1]){</text:p>
            <text:p>            i--;</text:p>
            <text:p>        }</text:p>
            <text:p>        </text:p>
            <text:p>        </text:p>
            <text:p>        for(int j = N-1; j &gt;= i;j--){</text:p>
            <text:p>            if(i-1 &gt;= 0 &amp;&amp; arr[j] &gt; arr[i-1]){</text:p>
            <text:p>                int t = arr[j];</text:p>
            <text:p>                arr[j] = arr[i-1];</text:p>
            <text:p>                arr[i-1] = t;</text:p>
            <text:p>                break;</text:p>
            <text:p>            }</text:p>
            <text:p>        }</text:p>
            <text:p>        </text:p>
            <text:p>        Arrays.sort(arr,i,N);</text:p>
            <text:p>        </text:p>
            <text:p>        for(int k : arr){</text:p>
            <text:p>            ans.add(k);</text:p>
            <text:p>        }</text:p>
            <text:p>        </text:p>
            <text:p>        return ans;</text:p>
            <text:p>        </text:p>
            <text:p>    }</text:p>
          </table:table-cell>
          <table:table-cell table:number-columns-repeated="1020"/>
        </table:table-row>
        <table:table-row table:style-name="ro1">
          <table:table-cell table:style-name="ce10" office:value-type="string" calcext:value-type="string">
            <text:p>Count inversion</text:p>
          </table:table-cell>
          <table:table-cell table:number-columns-repeated="1023"/>
        </table:table-row>
        <table:table-row table:style-name="ro1">
          <table:table-cell table:style-name="ce7" office:value-type="string" calcext:value-type="string">
            <text:p>Best time to buy and Sell stock</text:p>
          </table:table-cell>
          <table:table-cell table:number-columns-repeated="1023"/>
        </table:table-row>
        <table:table-row table:style-name="ro14">
          <table:table-cell table:style-name="ce2" office:value-type="string" calcext:value-type="string">
            <text:p>Given an array of N integers, and an integer K, find the number of pairs of elements in the array whose sum is equal to K.</text:p>
          </table:table-cell>
          <table:table-cell office:value-type="string" calcext:value-type="string">
            <text:p>Input:</text:p>
            <text:p>N = 4, K = 6</text:p>
            <text:p>arr[] = {1, 5, 7, 1}</text:p>
            <text:p>Output: 2</text:p>
            <text:p>Explanation: </text:p>
            <text:p>arr[0] + arr[1] = 1 + 5 = 6 </text:p>
            <text:p>and arr[1] + arr[3] = 5 + 1 = 6.</text:p>
          </table:table-cell>
          <table:table-cell office:value-type="string" calcext:value-type="string">
            <text:p>for each element, check whether k-element is in map, if yes then update pairs = pairs + map.get(k-element) and update map.put(element,map.get(k-element)+1)</text:p>
            <text:p>If element is in map then increment the corressponding value in map by 1, if element is not in map then put it in map with value 1.</text:p>
            <text:p>Value will basically store count of element so far in the arr.</text:p>
          </table:table-cell>
          <table:table-cell office:value-type="string" calcext:value-type="string">
            <text:p>int getPairsCount(int[] arr, int n, int k) {</text:p>
            <text:p>        // code here</text:p>
            <text:p>        HashMap&lt;Integer,Integer&gt; map = new HashMap&lt;Integer,Integer&gt;();</text:p>
            <text:p>        int pairs=0;</text:p>
            <text:p>        for(int i=0;i&lt;n;i++){</text:p>
            <text:p>            if(map.containsKey(k-arr[i])){</text:p>
            <text:p>                pairs = pairs + map.get(k-arr[i]);</text:p>
            <text:p>                if(map.containsKey(arr[i]))</text:p>
            <text:p>                map.put(arr[i],map.get(arr[i])+1);</text:p>
            <text:p>                else</text:p>
            <text:p>                map.put(arr[i],1);</text:p>
            <text:p>            }else{</text:p>
            <text:p>               if(map.containsKey(arr[i]))</text:p>
            <text:p>                map.put(arr[i],map.get(arr[i])+1);</text:p>
            <text:p>                else</text:p>
            <text:p>                map.put(arr[i],1);</text:p>
            <text:p>            }</text:p>
            <text:p>        }</text:p>
            <text:p>        return pairs;</text:p>
            <text:p>       </text:p>
            <text:p>    }</text:p>
          </table:table-cell>
          <table:table-cell table:number-columns-repeated="1020"/>
        </table:table-row>
        <table:table-row table:style-name="ro15">
          <table:table-cell table:style-name="ce2" office:value-type="string" calcext:value-type="string">
            <text:p>Given three arrays sorted in increasing order. Find the elements that are common in all three arrays.</text:p>
            <text:p>Note: can you take care of the duplicates without using any additional Data Structure?</text:p>
          </table:table-cell>
          <table:table-cell office:value-type="string" calcext:value-type="string">
            <text:p>Input:</text:p>
            <text:p>n1 = 6; A = {1, 5, 10, 20, 40, 80}</text:p>
            <text:p>n2 = 5; B = {6, 7, 20, 80, 100}</text:p>
            <text:p>n3 = 8; C = {3, 4, 15, 20, 30, 70, 80, 120}</text:p>
            <text:p>Output: 20 80</text:p>
            <text:p>Explanation: 20 and 80 are the only</text:p>
            <text:p>common elements in A, B and C.</text:p>
          </table:table-cell>
          <table:table-cell office:value-type="string" calcext:value-type="string">
            <text:p>let we have 3 pointers, i, j and k. </text:p>
            <text:p>I=0, j=0, k=0.</text:p>
            <text:p>I = points to element in array A,</text:p>
            <text:p><text:span text:style-name="T3">J = points to element in array B,</text:span></text:p>
            <text:p><text:span text:style-name="T3">K = points to element in array C</text:span></text:p>
            <text:p/>
            <text:p><text:span text:style-name="T3">There are 4 cases:</text:span></text:p>
            <text:p><text:span text:style-name="T3">if(A[i] == B[j] &amp;&amp; B[j] == C[k])</text:span></text:p>
            <text:p><text:span text:style-name="T3">Add element to list and do i++, j++, k++.</text:span></text:p>
            <text:p><text:span text:style-name="T3">Else if(A[i] &lt; B[j]):</text:span></text:p>
            <text:p><text:span text:style-name="T3">//Since arrays ar sorted , so A[i] can not be present in B, so we can do i++;</text:span></text:p>
            <text:p><text:span text:style-name="T3">Else if(B[j] &lt; C[k])</text:span></text:p>
            <text:p><text:span text:style-name="T3">J++;</text:span></text:p>
            <text:p><text:span text:style-name="T3">Else:</text:span></text:p>
            <text:p><text:span text:style-name="T3">//This is the case where A[i] &gt; B[j] and B[j] &gt; C[k], so that means k is minimum, so we do k++.</text:span></text:p>
          </table:table-cell>
          <table:table-cell office:value-type="string" calcext:value-type="string">
            <text:p> ArrayList&lt;Integer&gt; commonElements(int A[], int B[], int C[], int n1, int n2, int n3) </text:p>
            <text:p>    {</text:p>
            <text:p>        // code here </text:p>
            <text:p>        ArrayList&lt;Integer&gt; list = new ArrayList&lt;Integer&gt;();</text:p>
            <text:p>        </text:p>
            <text:p>        int i=0,j=0,k=0;</text:p>
            <text:p>        int idx=-1;</text:p>
            <text:p>        while(i&lt;n1 &amp;&amp; j&lt;n2 &amp;&amp; k&lt;n3){</text:p>
            <text:p>            if(A[i] == B[j] &amp;&amp; B[j] == C[k]){</text:p>
            <text:p>                if(idx==-1 || list.get(idx) != A[i]){</text:p>
            <text:p>                    list.add(A[i]);</text:p>
            <text:p>                    idx++;</text:p>
            <text:p>                }</text:p>
            <text:p>                i++;</text:p>
            <text:p>                j++;</text:p>
            <text:p>                k++;</text:p>
            <text:p>            }else if(A[i] &lt; B[j] ){</text:p>
            <text:p>                    i++;</text:p>
            <text:p>                }else if(B[j] &lt; C[k]){</text:p>
            <text:p>                    j++;</text:p>
            <text:p>                }else {</text:p>
            <text:p>                    k++;</text:p>
            <text:p>                }</text:p>
            <text:p>                </text:p>
            <text:p>            </text:p>
            <text:p>        }</text:p>
            <text:p>        if(list.size() == 0)</text:p>
            <text:p>        list.add(-1);</text:p>
            <text:p>        </text:p>
            <text:p>        return list;</text:p>
            <text:p>    }</text:p>
          </table:table-cell>
          <table:table-cell table:number-columns-repeated="1020"/>
        </table:table-row>
        <table:table-row table:style-name="ro6">
          <table:table-cell table:style-name="ce2" office:value-type="string" calcext:value-type="string">
            <text:p>Given a sorted array of positive integers. Your task is to rearrange the array elements alternatively i.e first element should be max value, second should be min value, third should be second max, fourth should be second min and so on.</text:p>
            <text:p>Note: Modify the original array itself. Do it without using any extra space. You do not have to return anything.</text:p>
          </table:table-cell>
          <table:table-cell office:value-type="string" calcext:value-type="string">
            <text:p>Input:</text:p>
            <text:p>n = 6</text:p>
            <text:p>arr[] = {1,2,3,4,5,6}</text:p>
            <text:p>Output: 6 1 5 2 4 3</text:p>
            <text:p>Explanation: Max element = 6, min = 1, </text:p>
            <text:p>second max = 5, second min = 2, and </text:p>
            <text:p>so on... Modified array is : 6 1 5 2 4 3.</text:p>
          </table:table-cell>
          <table:table-cell office:value-type="string" calcext:value-type="string">
            <text:p>1 2 3 4 5 6</text:p>
            <text:p>M=6+1=7</text:p>
            <text:p>1+7*(6 % 7)=43</text:p>
            <text:p>2+7*(43 % 7)=9</text:p>
            <text:p>3+7*(5 % 7)=38</text:p>
            <text:p>4+7*(9 % 7)=18</text:p>
            <text:p>5+7*(18 % 7)=33</text:p>
            <text:p>6+7*(38 % 7)=27</text:p>
            <text:p/>
            <text:p>We have created a mapping here, for ex: 43/7 = 6 and 43 % 7 = 1, therefore 1 is related to 6</text:p>
          </table:table-cell>
          <table:table-cell office:value-type="string" calcext:value-type="string">
            <text:p>public static void rearrange(long arr[], int n){</text:p>
            <text:p>       </text:p>
            <text:p>       </text:p>
            <text:p>       long m = arr[n-1]+1;</text:p>
            <text:p>       </text:p>
            <text:p>       int i=0;</text:p>
            <text:p>       int j=n-1;</text:p>
            <text:p>       int pos = 0;</text:p>
            <text:p>       </text:p>
            <text:p>       int start=0;</text:p>
            <text:p>       while(start &lt; n){</text:p>
            <text:p>           </text:p>
            <text:p>           if(start % 2 == 0){</text:p>
            <text:p>               arr[start] = arr[start]+m*(arr[j] % m);</text:p>
            <text:p>               j--;</text:p>
            <text:p>           }else{</text:p>
            <text:p>               arr[start] = arr[start]+m*(arr[i] % m) ;</text:p>
            <text:p>               i++;</text:p>
            <text:p>           }</text:p>
            <text:p>           </text:p>
            <text:p>           </text:p>
            <text:p>           start++;</text:p>
            <text:p>       }</text:p>
            <text:p>       </text:p>
            <text:p>       for(int h = 0; h &lt; n; h++){</text:p>
            <text:p>           arr[h] = arr[h] / m;</text:p>
            <text:p>       }</text:p>
            <text:p>       </text:p>
            <text:p>    }</text:p>
          </table:table-cell>
          <table:table-cell table:number-columns-repeated="1020"/>
        </table:table-row>
        <table:table-row table:style-name="ro16">
          <table:table-cell table:style-name="ce2" office:value-type="string" calcext:value-type="string">
            <text:p>Given an array of integers. Find if there is a subarray (of size at-least one) with 0 sum. You just need to return true/false depending upon whether there is a subarray present with 0-sum or not. Printing will be taken care by the driver code.</text:p>
          </table:table-cell>
          <table:table-cell office:value-type="string" calcext:value-type="string">
            <text:p>Input:</text:p>
            <text:p>n = 5</text:p>
            <text:p>arr = {4,2,-3,1,6}</text:p>
            <text:p>Output: </text:p>
            <text:p>Yes</text:p>
            <text:p>Explanation: </text:p>
            <text:p>2, -3, 1 is the subarray with sum 0.</text:p>
          </table:table-cell>
          <table:table-cell office:value-type="string" calcext:value-type="string">
            <text:p>calculate sum of elements from 0 to i and store in map. If that sum is already present in map or sum is 0 or ith element is 0 then it is true else false.</text:p>
          </table:table-cell>
          <table:table-cell office:value-type="string" calcext:value-type="string">
            <text:p>static boolean findsum(int arr[],int n)</text:p>
            <text:p>    {</text:p>
            <text:p>        Map&lt;Integer,Integer&gt; map = new HashMap&lt;&gt;();</text:p>
            <text:p>        int sum=0;</text:p>
            <text:p>        </text:p>
            <text:p>        </text:p>
            <text:p>        </text:p>
            <text:p>        for(int i=0;i&lt;n;i++){</text:p>
            <text:p>            sum=sum+arr[i];</text:p>
            <text:p>            if(map.containsKey(sum) || arr[i]==0 || sum==0){</text:p>
            <text:p>                return true;</text:p>
            <text:p>            }else{</text:p>
            <text:p>                map.put(sum,1);</text:p>
            <text:p>            }</text:p>
            <text:p>        }</text:p>
            <text:p>        </text:p>
            <text:p>        return false;</text:p>
            <text:p>        </text:p>
            <text:p>    }</text:p>
          </table:table-cell>
          <table:table-cell table:number-columns-repeated="1020"/>
        </table:table-row>
        <table:table-row table:style-name="ro7">
          <table:table-cell table:style-name="ce2" office:value-type="string" calcext:value-type="string">
            <text:p>Factorial of a larger number</text:p>
          </table:table-cell>
          <table:table-cell office:value-type="string" calcext:value-type="string">
            <text:p>5!=1,2,0</text:p>
          </table:table-cell>
          <table:table-cell office:value-type="string" calcext:value-type="string">
            <text:p>if factorial of 5 is 120 then store in list 0,2,1 and then reverse it.</text:p>
            <text:p>In the list , each node should store single digit.</text:p>
            <text:p>The logicis like manual multiplication process.</text:p>
          </table:table-cell>
          <table:table-cell office:value-type="string" calcext:value-type="string">
            <text:p><text:s/>ArrayList&lt;Integer&gt; list = new ArrayList&lt;Integer&gt;(); <text:s text:c="7"/>list.add(1); <text:s text:c="22"/>for(int i=2;i&lt;=N;i++){ <text:s text:c="11"/>int carry = 0; <text:s text:c="11"/>for(int j=0;j&lt;list.size();j++){ <text:s text:c="15"/>int num = list.get(j)*i+carry; <text:s text:c="15"/>carry = num/10; <text:s text:c="31"/>list.set(j, num % 10); <text:s text:c="42"/>} <text:s text:c="12"/>if(carry != 0){ <text:s text:c="19"/>while(carry &gt; 0) {list.add(carry % 10);carry = carry / 10;} <text:s text:c="35"/>} <text:s text:c="50"/>} <text:s text:c="8"/>Collections.reverse(list); <text:s text:c="15"/>return list; <text:s text:c="3"/>}</text:p>
          </table:table-cell>
          <table:table-cell table:number-columns-repeated="1020"/>
        </table:table-row>
        <table:table-row table:style-name="ro17">
          <table:table-cell table:style-name="ce2" office:value-type="string" calcext:value-type="string">
            <text:p>Given an array Arr[] that contains N integers (may be positive, negative or zero). Find the product of the maximum product subarray.</text:p>
          </table:table-cell>
          <table:table-cell office:value-type="string" calcext:value-type="string">
            <text:p>Input:</text:p>
            <text:p>N = 5</text:p>
            <text:p>Arr[] = {6, -3, -10, 0, 2}</text:p>
            <text:p>Output: 180</text:p>
            <text:p>Explanation: Subarray with maximum product</text:p>
            <text:p>is [6, -3, -10] which gives product as 180.</text:p>
          </table:table-cell>
          <table:table-cell office:value-type="string" calcext:value-type="string">
            <text:p>The intuition is to maintains two variable, maxVal and minVal, to track the maximum and minimum product of subarrays ending at the current index. It traverses through the array and updates these variables based on the current element's value. The goal is to handle negative numbers by swapping maxVal and minVal when encountering a negative element to ensure that the maximum product is accurately calculated.</text:p>
          </table:table-cell>
          <table:table-cell office:value-type="string" calcext:value-type="string">
            <text:p> long minVal = arr[0];</text:p>
            <text:p>        long maxVal = arr[0];</text:p>
            <text:p/>
            <text:p>        long maxProduct = arr[0];</text:p>
            <text:p/>
            <text:p>        for (int i = 1; i &lt; n; i++) {</text:p>
            <text:p/>
            <text:p>            // When multiplied by -ve number,</text:p>
            <text:p>            // maxVal becomes minVal</text:p>
            <text:p>            // and minVal becomes maxVal.</text:p>
            <text:p>            if (arr[i] &lt; 0) {</text:p>
            <text:p>                long temp = maxVal;</text:p>
            <text:p>                maxVal = minVal;</text:p>
            <text:p>                minVal = temp;</text:p>
            <text:p>            }</text:p>
            <text:p/>
            <text:p>            // maxVal and minVal stores the</text:p>
            <text:p>            // product of subarray ending at arr[i].</text:p>
            <text:p>            maxVal = Math.max(arr[i], maxVal * arr[i]);</text:p>
            <text:p>            minVal = Math.min(arr[i], minVal * arr[i]);</text:p>
            <text:p/>
            <text:p>            // Max Product of array.</text:p>
            <text:p>            maxProduct = Math.max(maxProduct, maxVal);</text:p>
            <text:p>        }</text:p>
            <text:p/>
            <text:p>        // Return maximum product found in array.</text:p>
            <text:p>        return maxProduct;</text:p>
          </table:table-cell>
          <table:table-cell table:number-columns-repeated="1020"/>
        </table:table-row>
        <table:table-row table:style-name="ro16">
          <table:table-cell table:style-name="ce2" office:value-type="string" calcext:value-type="string">
            <text:p>Given an array of positive integers. Find the length of the longest sub-sequence such that elements in the subsequence are consecutive integers, the consecutive numbers can be in any order.</text:p>
          </table:table-cell>
          <table:table-cell office:value-type="string" calcext:value-type="string">
            <text:p>Input:</text:p>
            <text:p>N = 7</text:p>
            <text:p>a[] = {2,6,1,9,4,5,3}</text:p>
            <text:p>Output:</text:p>
            <text:p>6</text:p>
            <text:p>Explanation:</text:p>
            <text:p>The consecutive numbers here</text:p>
            <text:p>are 1, 2, 3, 4, 5, 6. These 6 </text:p>
            <text:p>numbers form the longest consecutive</text:p>
            <text:p>Subsquence.</text:p>
          </table:table-cell>
          <table:table-cell office:value-type="string" calcext:value-type="string">
            <text:p>Create biggest array and set arr[3]=1 in that arr if input arr has 3. Count the continuous 1 and return the max count.</text:p>
          </table:table-cell>
          <table:table-cell office:value-type="string" calcext:value-type="string">
            <text:p>static int findLongestConseqSubseq(int arr[], int N)<text:line-break/>{<text:line-break/> <text:s text:c="2"/>int [] arr2 = new int[100001];<text:line-break/> <text:s text:c="2"/>for(int i:arr){<text:line-break/> <text:s text:c="6"/>arr2[i]=1;<text:line-break/> <text:s text:c="2"/>}<text:line-break/> <text:s text:c="2"/>int count=0;<text:line-break/> <text:s text:c="2"/>int maxCount=0;<text:line-break/> <text:s text:c="2"/>for(int i=0;i&lt;arr2.length;i++){<text:line-break/> <text:s text:c="6"/>if(arr2[i]==1){<text:line-break/> <text:s text:c="10"/>count++;<text:line-break/> <text:s text:c="10"/>if(maxCount&lt;count)<text:line-break/> <text:s text:c="10"/>maxCount=count;<text:line-break/> <text:s text:c="6"/>}else{<text:line-break/> <text:s text:c="10"/>count=0;<text:line-break/> <text:s text:c="6"/>}<text:line-break/> <text:s text:c="2"/>}<text:line-break/> <text:s text:c="2"/><text:line-break/> <text:s text:c="2"/>return maxCount;<text:line-break/>}</text:p>
          </table:table-cell>
          <table:table-cell table:number-columns-repeated="1020"/>
        </table:table-row>
        <table:table-row table:style-name="ro16">
          <table:table-cell table:style-name="ce3" office:value-type="string" calcext:value-type="string">
            <text:p>Given an array arr of size N and an element k. The task is to find the count of elements in the array that appear more than n/k times.</text:p>
          </table:table-cell>
          <table:table-cell office:value-type="string" calcext:value-type="string">
            <text:p>Input:</text:p>
            <text:p>N = 8</text:p>
            <text:p>arr = [3,1,2,2,1,2,3,3]</text:p>
            <text:p>k = 4</text:p>
            <text:p>Output: </text:p>
            <text:p>2</text:p>
            <text:p>Explanation: </text:p>
            <text:p>In the given array, 3 and 2 are the only elements that appears more than n/k times.</text:p>
          </table:table-cell>
          <table:table-cell office:value-type="string" calcext:value-type="string">
            <text:p>Store count of every element in map and count the number of elements whose count is greater than n/k;</text:p>
          </table:table-cell>
          <table:table-cell office:value-type="string" calcext:value-type="string">
            <text:p>public int countOccurence(int[] arr, int n, int k) </text:p>
            <text:p>    {</text:p>
            <text:p>        // your code here,return the answer</text:p>
            <text:p>        HashMap&lt;Integer,Integer&gt; map = new HashMap&lt;Integer,Integer&gt;();</text:p>
            <text:p>        for(int i : arr){</text:p>
            <text:p>            if(map.containsKey(i)){</text:p>
            <text:p>                map.put(i,map.get(i)+1);</text:p>
            <text:p>            }else{</text:p>
            <text:p>                map.put(i,1);</text:p>
            <text:p>            }</text:p>
            <text:p>        }</text:p>
            <text:p>        int r = n/k;</text:p>
            <text:p>        int count=0;</text:p>
            <text:p>        for(int i : map.keySet()){</text:p>
            <text:p>            if(map.get(i) &gt; r){</text:p>
            <text:p>                count++;</text:p>
            <text:p>            }</text:p>
            <text:p>        }</text:p>
            <text:p>        return count;</text:p>
            <text:p>    }</text:p>
          </table:table-cell>
          <table:table-cell table:number-columns-repeated="1020"/>
        </table:table-row>
        <table:table-row table:style-name="ro1">
          <table:table-cell table:style-name="ce7" office:value-type="string" calcext:value-type="string">
            <text:p>Maximum profit by buying and selling a share at most twice</text:p>
          </table:table-cell>
          <table:table-cell table:number-columns-repeated="1023"/>
        </table:table-row>
        <table:table-row table:style-name="ro18">
          <table:table-cell table:style-name="ce2" office:value-type="string" calcext:value-type="string">
            <text:p>Given two arrays: a1[0..n-1] of size n and a2[0..m-1] of size m. Task is to check whether a2[] is a subset of a1[] or not. Both the arrays can be sorted or unsorted. There can be duplicate elements.</text:p>
          </table:table-cell>
          <table:table-cell office:value-type="string" calcext:value-type="string">
            <text:p>Input:</text:p>
            <text:p>a1[] = {11, 7, 1, 13, 21, 3, 7, 3}</text:p>
            <text:p>a2[] = {11, 3, 7, 1, 7}</text:p>
            <text:p>Output:</text:p>
            <text:p>Yes</text:p>
            <text:p>Explanation:</text:p>
            <text:p>a2[] is a subset of a1[]</text:p>
          </table:table-cell>
          <table:table-cell office:value-type="string" calcext:value-type="string">
            <text:p>if the map contains relevant number of keys from second arr then it is a subset else not. Map will be populated with first array.</text:p>
          </table:table-cell>
          <table:table-cell office:value-type="string" calcext:value-type="string">
            <text:p>public String isSubset( long a1[], long a2[], long n, long m) {</text:p>
            <text:p>        if(n&lt;m){</text:p>
            <text:p>            return "No";</text:p>
            <text:p>        }else{</text:p>
            <text:p>            HashMap&lt;Long,Long&gt; map = new HashMap&lt;Long,Long&gt;();</text:p>
            <text:p>            for(long i:a1){</text:p>
            <text:p>                if(map.containsKey(i)){</text:p>
            <text:p>                    map.put(i,map.get(i)+1);</text:p>
            <text:p>                }else{</text:p>
            <text:p>                    </text:p>
            <text:p>                    map.put(i,1L);</text:p>
            <text:p>                }</text:p>
            <text:p>            }</text:p>
            <text:p>            </text:p>
            <text:p>            for(long i:a2){</text:p>
            <text:p>                if(!map.containsKey(i) || (map.containsKey(i) &amp;&amp; map.get(i)==0)){</text:p>
            <text:p>                    return "No";</text:p>
            <text:p>                }else{</text:p>
            <text:p>                    map.put(i,map.get(i)-1);</text:p>
            <text:p>                }</text:p>
            <text:p>            }</text:p>
            <text:p>            </text:p>
            <text:p>        }</text:p>
            <text:p>        return "Yes";</text:p>
            <text:p>    }</text:p>
          </table:table-cell>
          <table:table-cell table:number-columns-repeated="1020"/>
        </table:table-row>
        <table:table-row table:style-name="ro19">
          <table:table-cell table:style-name="ce3" office:value-type="string" calcext:value-type="string">
            <text:p>Given an array arr of size n and an integer X. Find if there's a triplet in the array which sums up to the given integer X.</text:p>
          </table:table-cell>
          <table:table-cell office:value-type="string" calcext:value-type="string">
            <text:p>Input:</text:p>
            <text:p>n = 6, X = 13</text:p>
            <text:p>arr[] = [1 4 45 6 10 8]</text:p>
            <text:p>Output:</text:p>
            <text:p>1</text:p>
            <text:p>Explanation:</text:p>
            <text:p>The triplet {1, 4, 8} in </text:p>
            <text:p>the array sums up to 13.</text:p>
          </table:table-cell>
          <table:table-cell office:value-type="string" calcext:value-type="string">
            <text:p>Fix i and use two pointers l and r. If i+l+r &lt; x then we need to increase l and if i+l+r &gt; X then do r--; else if i+l+r=X then return true.</text:p>
            <text:p/>
            <text:p>Approach 2: Store elements and there count in map, fix i and j and then find X-i-j in map, if it exist the true.</text:p>
          </table:table-cell>
          <table:table-cell office:value-type="string" calcext:value-type="string">
            <text:p>public static boolean find3Numbers(int A[], int n, int X) { </text:p>
            <text:p>      </text:p>
            <text:p>    </text:p>
            <text:p>        HashMap&lt;Integer, Integer&gt; map = new HashMap&lt;Integer, Integer&gt;();</text:p>
            <text:p>        </text:p>
            <text:p>        for(int i : A){</text:p>
            <text:p>            if(map.containsKey(i)){</text:p>
            <text:p>                map.put(i,map.get(i));</text:p>
            <text:p>            }else{</text:p>
            <text:p>                map.put(i,1);</text:p>
            <text:p>            }</text:p>
            <text:p>        }</text:p>
            <text:p>        </text:p>
            <text:p>        for(int i=0;i&lt;n;i++){</text:p>
            <text:p>            map.put(A[i],map.get(A[i])-1);</text:p>
            <text:p>            for(int j=i+1;j&lt;n;j++){</text:p>
            <text:p>                int temp = A[i] + A[j];</text:p>
            <text:p>                temp = X-temp;</text:p>
            <text:p>                map.put(A[j],map.get(A[j])-1);</text:p>
            <text:p>                if(map.containsKey(temp) &amp;&amp; map.get(temp) &gt; 0){</text:p>
            <text:p>                    //System.out.println(A[i]+","+A[j]+","+temp);</text:p>
            <text:p>                    return true;</text:p>
            <text:p>                }else{</text:p>
            <text:p>                    map.put(A[j],map.get(A[j])+1);</text:p>
            <text:p>                }</text:p>
            <text:p>                </text:p>
            <text:p>            }</text:p>
            <text:p>            map.put(A[i],map.get(A[i])+1);</text:p>
            <text:p>        }</text:p>
            <text:p>    </text:p>
            <text:p>      return false;</text:p>
            <text:p>    }</text:p>
          </table:table-cell>
          <table:table-cell table:number-columns-repeated="1020"/>
        </table:table-row>
        <table:table-row table:style-name="ro20">
          <table:table-cell table:style-name="ce2" office:value-type="string" calcext:value-type="string">
            <text:p>Given an array arr[] of N non-negative integers representing the height of blocks. If width of each block is 1, compute how much water can be trapped between the blocks during the rainy season. </text:p>
          </table:table-cell>
          <table:table-cell office:value-type="string" calcext:value-type="string">
            <text:p>Input:</text:p>
            <text:p>N = 6</text:p>
            <text:p>arr[] = {3,0,0,2,0,4}</text:p>
            <text:p>Output:</text:p>
            <text:p>10</text:p>
          </table:table-cell>
          <table:table-cell office:value-type="string" calcext:value-type="string">
            <text:p>for every element, calculate biggest left and right element and the calculate how much water will be stored at that element.</text:p>
          </table:table-cell>
          <table:table-cell office:value-type="string" calcext:value-type="string">
            <text:p>static long trappingWater(int arr[], int n) { </text:p>
            <text:p>        // Your code here</text:p>
            <text:p>       long water=0;</text:p>
            <text:p>       int left[] = new int[n];</text:p>
            <text:p>       int right[] = new int[n];</text:p>
            <text:p>       left[0] = arr[0];</text:p>
            <text:p>       for(int i=1;i&lt;n;i++){</text:p>
            <text:p>           left[i] = Math.max(left[i-1],arr[i]);</text:p>
            <text:p>       }</text:p>
            <text:p>       right[n-1] = arr[n-1];</text:p>
            <text:p>       for(int i=n-2;i&gt;=0;i--){</text:p>
            <text:p>           right[i]=Math.max(right[i+1],arr[i]);</text:p>
            <text:p>       }</text:p>
            <text:p>       </text:p>
            <text:p>       for(int i=0;i&lt;n;i++){</text:p>
            <text:p>           water=water+Math.min(left[i],right[i])-arr[i];</text:p>
            <text:p>       }</text:p>
            <text:p>       return water;</text:p>
            <text:p>    } </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21:34:47.229836469</meta:creation-date>
    <dc:date>2024-01-02T22:55:17.798832342</dc:date>
    <meta:editing-duration>P1DT41M11S</meta:editing-duration>
    <meta:editing-cycles>62</meta:editing-cycles>
    <meta:generator>LibreOffice/7.3.7.2$Linux_X86_64 LibreOffice_project/30$Build-2</meta:generator>
    <meta:document-statistic meta:table-count="1" meta:cell-count="103" meta:object-count="0"/>
  </office:meta>
</office:document-meta>
</file>